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LZO</text:p>
          </table:table-cell>
          <table:table-cell table:number-columns-repeated="5"/>
          <table:table-cell office:value-type="string" calcext:value-type="string">
            <text:p>LiPF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sh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sh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138.9" calcext:value-type="float">
            <text:p>138.9</text:p>
          </table:table-cell>
          <table:table-cell table:formula="of:=[.E6]*[.D6]" office:value-type="float" office:value="416.7" calcext:value-type="float">
            <text:p>416.7</text:p>
          </table:table-cell>
          <table:table-cell table:formula="of:=[.F6]/[.$F$10]" office:value-type="float" office:value="0.496970708901822" calcext:value-type="float">
            <text:p>0.496970708901822</text:p>
          </table:table-cell>
          <table:table-cell/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6.94" calcext:value-type="float">
            <text:p>6.94</text:p>
          </table:table-cell>
          <table:table-cell table:formula="of:=[.K6]*[.J6]" office:value-type="float" office:value="6.94" calcext:value-type="float">
            <text:p>6.94</text:p>
          </table:table-cell>
          <table:table-cell table:formula="of:=[.L6]/[.$L$9]" office:value-type="float" office:value="0.0457029963780046" calcext:value-type="float">
            <text:p>0.0457029963780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.94</text:p>
          </table:table-cell>
          <table:table-cell table:formula="of:=[.E7]*[.D7]" office:value-type="float" office:value="48.58" calcext:value-type="float">
            <text:p>48.58</text:p>
          </table:table-cell>
          <table:table-cell table:formula="of:=[.F7]/[.$F$10]" office:value-type="float" office:value="0.0579381738383742" calcext:value-type="float">
            <text:p>0.057938173838374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0.97" calcext:value-type="float">
            <text:p>30.97</text:p>
          </table:table-cell>
          <table:table-cell table:formula="of:=[.K7]*[.J7]" office:value-type="float" office:value="30.97" calcext:value-type="float">
            <text:p>30.97</text:p>
          </table:table-cell>
          <table:table-cell table:formula="of:=[.L7]/[.$L$9]" office:value-type="float" office:value="0.203951267698387" calcext:value-type="float">
            <text:p>0.203951267698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E8]*[.D8]" office:value-type="float" office:value="182.4" calcext:value-type="float">
            <text:p>182.4</text:p>
          </table:table-cell>
          <table:table-cell table:formula="of:=[.F8]/[.$F$10]" office:value-type="float" office:value="0.217536494609293" calcext:value-type="float">
            <text:p>0.21753649460929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.99" calcext:value-type="float">
            <text:p>18.99</text:p>
          </table:table-cell>
          <table:table-cell table:formula="of:=[.K8]*[.J8]" office:value-type="float" office:value="113.94" calcext:value-type="float">
            <text:p>113.94</text:p>
          </table:table-cell>
          <table:table-cell table:formula="of:=[.L8]/[.$L$9]" office:value-type="float" office:value="0.750345735923609" calcext:value-type="float">
            <text:p>0.750345735923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formula="of:=[.E9]*[.D9]" office:value-type="float" office:value="190.8" calcext:value-type="float">
            <text:p>190.8</text:p>
          </table:table-cell>
          <table:table-cell table:formula="of:=[.F9]/[.$F$10]" office:value-type="float" office:value="0.22755462265051" calcext:value-type="float">
            <text:p>0.22755462265051</text:p>
          </table:table-cell>
          <table:table-cell table:number-columns-repeated="4"/>
          <table:table-cell table:formula="of:=SUM([.L6:.L8])" office:value-type="float" office:value="151.85" calcext:value-type="float">
            <text:p>151.85</text:p>
          </table:table-cell>
          <table:table-cell/>
        </table:table-row>
        <table:table-row table:style-name="ro1">
          <table:table-cell table:number-columns-repeated="5"/>
          <table:table-cell table:formula="of:=SUM([.F6:.F9])" office:value-type="float" office:value="838.48" calcext:value-type="float">
            <text:p>838.48</text:p>
          </table:table-cell>
          <table:table-cell table:number-columns-repeated="7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3"/>
          <table:table-cell table:formula="of:=[.D35]+[.D33]+[.D31]+[.D28]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2:07:35.005293721</meta:creation-date>
    <dc:date>2022-12-19T20:09:38.697992548</dc:date>
    <meta:editing-duration>PT26M18S</meta:editing-duration>
    <meta:editing-cycles>5</meta:editing-cycles>
    <meta:generator>LibreOffice/7.3.7.2$Linux_X86_64 LibreOffice_project/30$Build-2</meta:generator>
    <meta:document-statistic meta:table-count="1" meta:cell-count="48" meta:object-count="0"/>
  </office:meta>
</office:document-meta>
</file>